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A5" style:family="table-cell">
      <style:table-cell-properties fo:background-color="#a1467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Standard">
      <style:table-properties style:width="28.704cm" fo:margin-left="-1.065cm" fo:margin-top="0cm" fo:margin-bottom="0cm" style:page-number="auto" table:align="left" style:writing-mode="lr-tb"/>
    </style:style>
    <style:style style:name="Tableau3.A" style:family="table-column">
      <style:table-column-properties style:column-width="9.008cm"/>
    </style:style>
    <style:style style:name="Tableau3.B" style:family="table-column">
      <style:table-column-properties style:column-width="9.193cm"/>
    </style:style>
    <style:style style:name="Tableau3.C" style:family="table-column">
      <style:table-column-properties style:column-width="10.502cm"/>
    </style:style>
    <style:style style:name="Tableau3.1" style:family="table-row">
      <style:table-row-properties style:min-row-height="0.374cm" fo:keep-together="auto"/>
    </style:style>
    <style:style style:name="Tableau3.A1" style:family="table-cell">
      <style:table-cell-properties fo:background-color="transparent" fo:padding-left="0.191cm" fo:padding-right="0.191cm" fo:padding-top="0.097cm" fo:padding-bottom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background-color="transparent" fo:padding-left="0.191cm" fo:padding-right="0.191cm" fo:padding-top="0.097cm" fo:padding-bottom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rsid="005b81eb" officeooo:paragraph-rsid="005b81eb"/>
    </style:style>
    <style:style style:name="P12" style:family="paragraph" style:parent-style-name="Standard">
      <style:text-properties officeooo:paragraph-rsid="006453b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5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8a99d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c2b2" officeooo:paragraph-rsid="0075c2b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e250" officeooo:paragraph-rsid="007be25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92f5" officeooo:paragraph-rsid="008692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1b45" officeooo:paragraph-rsid="00691b45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bbca" officeooo:paragraph-rsid="0071bbca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officeooo:rsid="006c56fd" officeooo:paragraph-rsid="006c56fd" style:font-size-asian="11pt" style:font-style-asian="italic" style:font-name-complex="Arial" style:font-size-complex="11pt" style:font-style-complex="italic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caf7" officeooo:paragraph-rsid="0081caf7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691b45" officeooo:paragraph-rsid="00691b45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8317c1" officeooo:paragraph-rsid="008317c1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83db45" officeooo:paragraph-rsid="0083db45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858af2" officeooo:paragraph-rsid="00858af2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85c25d" officeooo:paragraph-rsid="0085c25d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8692f5" officeooo:paragraph-rsid="008692f5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88a19e" officeooo:paragraph-rsid="0088a19e" style:font-size-asian="11pt" style:font-name-complex="Arial" style:font-size-complex="11pt"/>
    </style:style>
    <style:style style:name="P36" style:family="paragraph" style:parent-style-name="Text_20_body">
      <style:text-properties officeooo:paragraph-rsid="007d8d89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00192" style:font-weight-asian="normal" style:font-weight-complex="normal"/>
    </style:style>
    <style:style style:name="T6" style:family="text">
      <style:text-properties fo:font-weight="normal" officeooo:rsid="0076da20" style:font-weight-asian="normal" style:font-weight-complex="normal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86fb5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6cd3ac" style:font-size-asian="11pt" style:font-weight-asian="bold" style:font-name-complex="Arial" style:font-size-complex="11pt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3b95e"/>
    </style:style>
    <style:style style:name="T16" style:family="text">
      <style:text-properties officeooo:rsid="00759cfa"/>
    </style:style>
    <style:style style:name="T17" style:family="text">
      <style:text-properties style:font-name="Caligra" fo:font-size="11pt" fo:font-style="italic" fo:font-weight="normal" officeooo:rsid="006c56fd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Caligra" fo:font-style="normal" fo:font-weight="bold" officeooo:rsid="0032f1ff" style:font-style-asian="normal" style:font-weight-asian="bold" style:font-style-complex="normal" style:font-weight-complex="bold"/>
    </style:style>
    <style:style style:name="T19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20" style:family="text">
      <style:text-properties style:font-name="Caligra" fo:font-style="normal" fo:font-weight="normal" officeooo:rsid="007e6d6f" style:font-style-asian="normal" style:font-weight-asian="normal" style:font-style-complex="normal" style:font-weight-complex="normal"/>
    </style:style>
    <style:style style:name="T21" style:family="text">
      <style:text-properties style:font-name="Caligra" fo:font-style="normal" fo:font-weight="normal" officeooo:rsid="007fd5dd" style:font-style-asian="normal" style:font-weight-asian="normal" style:font-style-complex="normal" style:font-weight-complex="normal"/>
    </style:style>
    <style:style style:name="T22" style:family="text">
      <style:text-properties officeooo:rsid="0077cd33"/>
    </style:style>
    <style:style style:name="T23" style:family="text">
      <style:text-properties officeooo:rsid="007ad355"/>
    </style:style>
    <style:style style:name="T24" style:family="text">
      <style:text-properties officeooo:rsid="0089e207"/>
    </style:style>
    <style:style style:name="T25" style:family="text">
      <style:text-properties officeooo:rsid="008d63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La dernière fois</text:p>
          </table:table-cell>
          <table:table-cell table:style-name="Tableau3.A1" office:value-type="string">
            <text:p text:style-name="P27">Pour aujourd’hui</text:p>
          </table:table-cell>
          <table:table-cell table:style-name="Tableau3.C1" office:value-type="string">
            <text:p text:style-name="P27">suivi</text:p>
          </table:table-cell>
        </table:table-row>
        <table:table-row table:style-name="Tableau3.1">
          <table:table-cell table:style-name="Tableau3.A2" office:value-type="string">
            <text:p text:style-name="P23">- fait l'activité 3</text:p>
            <text:p text:style-name="P23"><text:s text:c="14"/>→ étape 1 corrigé</text:p>
            <text:p text:style-name="P23"><text:s text:c="14"/>→ questions 10 et 14 corrigées</text:p>
          </table:table-cell>
          <table:table-cell table:style-name="Tableau3.A2" office:value-type="string">
            <text:p text:style-name="P23">- compléter le tableau du cours de l'activité 1 du chapitre 4</text:p>
            <text:p text:style-name="P23">- activité 3 à finir</text:p>
            <text:p text:style-name="P23">- exercice 4</text:p>
          </table:table-cell>
          <table:table-cell table:style-name="Tableau3.C2" office:value-type="string">
            <text:p text:style-name="P23">Pour jeudi 18 évaluation du chapitre 4</text:p>
            <text:p text:style-name="P23">- évaluation chapitre 4 (évaluation à déposer en vie scolaire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0">Séance </text:span><text:span text:style-name="T12">22</text:span><text:span text:style-name="T10">: </text:span><text:span text:style-name="T11">Fiche de préparation</text:span><text:span text:style-name="T8"> <text:s text:c="138"/></text:span><text:span text:style-name="T9">16mars</text:span></text:p>
            <text:p text:style-name="P13"><text:span text:style-name="T8">c</text:span><text:span text:style-name="T7">lasse : </text:span><text:span text:style-name="T9">4e45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5"><text:span text:style-name="T4">- </text:span><text:span text:style-name="T5">corriger exercice 4</text:span></text:p>
            <text:p text:style-name="P5"><text:span text:style-name="T5">- corriger act3 </text:span><text:span text:style-name="T6">(10 et 14 ok, faire réexpliquer par les élèves)</text:span></text:p>
          </table:table-cell>
          <table:table-cell table:style-name="Tableau1.B4" office:value-type="string">
            <text:p text:style-name="P31">Correction ex4</text:p>
            <text:p text:style-name="P30">old_correction.pdf</text:p>
          </table:table-cell>
          <table:table-cell table:style-name="Tableau1.A4" office:value-type="string">
            <text:p text:style-name="P33">Les 2 premiers</text:p>
          </table:table-cell>
        </table:table-row>
        <table:table-row table:style-name="Tableau1.4">
          <table:table-cell table:style-name="Tableau1.A5" office:value-type="string">
            <text:p text:style-name="P25">Corriger typo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2">Recopier cours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32">25</text:p>
          </table:table-cell>
        </table:table-row>
        <table:table-row table:style-name="Tableau1.3">
          <table:table-cell table:style-name="Tableau1.A4" office:value-type="string">
            <text:p text:style-name="P17">- <text:span text:style-name="T16">faire</text:span><text:span text:style-name="T15"> exercice </text:span><text:span text:style-name="T23">2</text:span></text:p>
            <text:p text:style-name="P17"><text:span text:style-name="T15"><text:s text:c="24"/></text:span><text:span text:style-name="T25">et</text:span><text:span text:style-name="T15"> 3 </text:span><text:span text:style-name="T24">Q1etQ3</text:span></text:p>
          </table:table-cell>
          <table:table-cell table:style-name="Tableau1.B4" office:value-type="string">
            <text:p text:style-name="P35">Correction exercic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8">Rappel de cours, <text:span text:style-name="T22">produits, réactifs</text:span>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0">Simulation.exe</text:p>
          </table:table-cell>
          <table:table-cell table:style-name="Tableau1.B4" office:value-type="string">
            <text:p text:style-name="P34">Ex4 la suit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9">Carte mentale..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9"/>
          </table:table-cell>
        </table:table-row>
        <table:table-row table:style-name="Tableau1.11">
          <table:table-cell table:style-name="Tableau1.A11" office:value-type="string">
            <text:p text:style-name="P6">Agenda <text:span text:style-name="T13">+ matériel + tables</text:span></text:p>
          </table:table-cell>
          <table:table-cell table:style-name="Tableau1.B11" office:value-type="string">
            <text:p text:style-name="P10"/>
          </table:table-cell>
          <table:table-cell table:style-name="Tableau1.A11" office:value-type="string">
            <text:p text:style-name="P11">5min</text:p>
          </table:table-cell>
        </table:table-row>
      </table:table>
      <text:p text:style-name="P36"><text:span text:style-name="T18">Pour la prochaine fois </text:span><text:span text:style-name="T19">: </text:span><text:span text:style-name="T17">jeudi 18 </text:span><text:span text:style-name="T3">13h25 à 14h20 </text:span><text:span text:style-name="T19"><text:s/></text:span><text:span text:style-name="T20">(ce qu'on a fait depuis l'activité 3 du chapitre 3)</text:span></text:p>
      <text:p text:style-name="P36"><text:span text:style-name="T20">- </text:span><text:span text:style-name="T21">simulation d'entraînemen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36302634288">
          <table:table-cell table:style-name="Tableau2.A1" office:value-type="string">
            <text:p text:style-name="P15">Matériel</text:p>
          </table:table-cell>
          <table:table-cell table:style-name="Tableau2.A1" office:value-type="string">
            <text:p text:style-name="P15"><text:span text:style-name="T14">T</text:span>ravail <text:span text:style-name="T14">non fait</text:span></text:p>
          </table:table-cell>
          <table:table-cell table:style-name="Tableau2.A1" office:value-type="string">
            <text:p text:style-name="P15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5">Comportement</text:p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D2" office:value-type="string">
            <text:p text:style-name="P1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7M38S</meta:editing-duration>
    <meta:editing-cycles>41</meta:editing-cycles>
    <meta:generator>LibreOffice/7.0.4.2$Linux_X86_64 LibreOffice_project/00$Build-2</meta:generator>
    <meta:creation-date>2021-02-04T16:16:38.289524303</meta:creation-date>
    <meta:initial-creator>J Cercy</meta:initial-creator>
    <dc:date>2021-03-15T23:32:11.151175119</dc:date>
    <dc:creator>J Cercy</dc:creator>
    <meta:document-statistic meta:table-count="3" meta:image-count="0" meta:object-count="0" meta:page-count="1" meta:paragraph-count="40" meta:word-count="154" meta:character-count="1066" meta:non-whitespace-character-count="760"/>
    <meta:template xlink:type="simple" xlink:actuate="onRequest" xlink:title="fiche_de_prep_type" xlink:href="../fiche_de_prep_type.ott" meta:date="2021-02-04T16:16:36.866451548"/>
  </office:meta>
</office:document-meta>
</file>